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Tuffy" svg:font-family="Tuffy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2" style:family="paragraph" style:parent-style-name="Standard">
      <style:paragraph-properties fo:text-align="start" style:justify-single-word="false"/>
      <style:text-properties style:font-name="FreeSans1" fo:font-size="6pt" officeooo:rsid="0013b859" officeooo:paragraph-rsid="0049f3eb" style:font-size-asian="6pt" style:font-size-complex="6pt"/>
    </style:style>
    <style:style style:name="P3" style:family="paragraph" style:parent-style-name="Standard">
      <style:text-properties style:font-name="FreeSans1" officeooo:rsid="0007a16d" officeooo:paragraph-rsid="0007a16d"/>
    </style:style>
    <style:style style:name="P4" style:family="paragraph" style:parent-style-name="Standard">
      <style:paragraph-properties fo:line-height="0.7283in"/>
      <style:text-properties style:font-name="FreeSans1" officeooo:rsid="0015d803" officeooo:paragraph-rsid="00427d49"/>
    </style:style>
    <style:style style:name="P5" style:family="paragraph" style:parent-style-name="Standard">
      <style:paragraph-properties fo:line-height="1.6138in"/>
      <style:text-properties style:font-name="FreeSans1" officeooo:rsid="0015d803" officeooo:paragraph-rsid="00427d49"/>
    </style:style>
    <style:style style:name="P6" style:family="paragraph" style:parent-style-name="Standard">
      <style:text-properties style:font-name="FreeSans1" officeooo:rsid="002ad1fc" officeooo:paragraph-rsid="004887b9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9" style:family="paragraph" style:parent-style-name="Standard">
      <style:paragraph-properties>
        <style:tab-stops>
          <style:tab-stop style:position="1.9689in"/>
          <style:tab-stop style:position="3.9366in"/>
        </style:tab-stops>
      </style:paragraph-properties>
      <style:text-properties style:font-name="BetecknaLowerCase1" officeooo:rsid="001290e9" officeooo:paragraph-rsid="00427d49"/>
    </style:style>
    <style:style style:name="P10" style:family="paragraph" style:parent-style-name="Standard">
      <style:paragraph-properties>
        <style:tab-stops>
          <style:tab-stop style:position="1.9689in"/>
          <style:tab-stop style:position="3.9366in"/>
        </style:tab-stops>
      </style:paragraph-properties>
      <style:text-properties style:font-name="BetecknaLowerCase1" officeooo:rsid="001290e9" officeooo:paragraph-rsid="0045e5f3"/>
    </style:style>
    <style:style style:name="P11" style:family="paragraph" style:parent-style-name="Standard">
      <style:text-properties style:font-name="BetecknaLowerCase1" officeooo:rsid="001290e9" officeooo:paragraph-rsid="00427d49"/>
    </style:style>
    <style:style style:name="P12" style:family="paragraph">
      <style:text-properties style:font-name="Tuffy" fo:font-size="96pt" style:font-size-asian="96pt" style:font-size-complex="96pt"/>
    </style:style>
    <style:style style:name="P13" style:family="paragraph">
      <style:text-properties style:font-name="FreeSans1"/>
    </style:style>
    <style:style style:name="P14" style:family="paragraph">
      <style:paragraph-properties fo:text-align="center"/>
      <style:text-properties fo:font-size="12pt"/>
    </style:style>
    <style:style style:name="P15" style:family="paragraph">
      <style:paragraph-properties fo:text-align="center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style:font-name="FreeSans" fo:font-size="12pt" fo:font-style="normal" officeooo:rsid="001a7abf" style:font-name-asian="FreeSans" style:font-size-asian="12pt" style:font-style-asian="normal" style:font-name-complex="FreeSans" style:font-size-complex="12pt" style:font-style-complex="normal"/>
    </style:style>
    <style:style style:name="T4" style:family="text">
      <style:text-properties style:font-name="FreeSans" fo:font-size="12pt" fo:font-style="normal" officeooo:rsid="0047a308" style:font-name-asian="FreeSans" style:font-size-asian="12pt" style:font-style-asian="normal" style:font-name-complex="FreeSans" style:font-size-complex="12pt" style:font-style-complex="normal"/>
    </style:style>
    <style:style style:name="T5" style:family="text">
      <style:text-properties style:font-name="FreeSans" fo:font-size="12pt" fo:font-style="normal" officeooo:rsid="0048202c" style:font-name-asian="FreeSans" style:font-size-asian="12pt" style:font-style-asian="normal" style:font-name-complex="FreeSans" style:font-size-complex="12pt" style:font-style-complex="normal"/>
    </style:style>
    <style:style style:name="T6" style:family="text">
      <style:text-properties style:font-name="FreeSans" fo:font-size="12pt" fo:font-style="normal" officeooo:rsid="004887b9" style:font-name-asian="FreeSans" style:font-size-asian="12pt" style:font-style-asian="normal" style:font-name-complex="FreeSans" style:font-size-complex="12pt" style:font-style-complex="normal"/>
    </style:style>
    <style:style style:name="T7" style:family="text">
      <style:text-properties style:font-name="FreeSans" fo:font-size="12pt" fo:font-style="normal" officeooo:rsid="004d4222" style:font-name-asian="FreeSans" style:font-size-asian="12pt" style:font-style-asian="normal" style:font-name-complex="FreeSans" style:font-size-complex="12pt" style:font-style-complex="normal"/>
    </style:style>
    <style:style style:name="T8" style:family="text">
      <style:text-properties officeooo:rsid="001a7abf" style:font-name-asian="Droid Sans Fallback" style:font-name-complex="FreeSans2"/>
    </style:style>
    <style:style style:name="T9" style:family="text">
      <style:text-properties style:font-name="BetecknaLowerCase1" fo:font-size="48pt" officeooo:rsid="00427d49" style:font-size-asian="48pt" style:font-size-complex="48pt"/>
    </style:style>
    <style:style style:name="T10" style:family="text">
      <style:text-properties style:font-name="BetecknaLowerCase1" fo:font-size="8pt" officeooo:rsid="003f3ea6" style:font-size-asian="8pt" style:font-size-complex="8pt"/>
    </style:style>
    <style:style style:name="T11" style:family="text">
      <style:text-properties style:font-name="BetecknaLowerCase1" fo:font-size="6pt" officeooo:rsid="003f3ea6" style:font-size-asian="6pt" style:font-size-complex="6pt"/>
    </style:style>
    <style:style style:name="T12" style:family="text">
      <style:text-properties style:font-name="BetecknaLowerCase1" officeooo:rsid="00427d49" style:font-size-complex="8pt"/>
    </style:style>
    <style:style style:name="T13" style:family="text">
      <style:text-properties fo:font-style="normal" officeooo:rsid="00460f8f" style:font-name-asian="Droid Sans Fallback" style:font-style-asian="normal" style:font-name-complex="FreeSans2" style:font-style-complex="normal"/>
    </style:style>
    <style:style style:name="T14" style:family="text">
      <style:text-properties officeooo:rsid="003c87cc"/>
    </style:style>
    <style:style style:name="T15" style:family="text">
      <style:text-properties officeooo:rsid="003f3ea6"/>
    </style:style>
    <style:style style:name="T16" style:family="text">
      <style:text-properties fo:font-size="3pt" officeooo:rsid="003c87cc" style:font-size-asian="3pt" style:font-size-complex="3pt"/>
    </style:style>
    <style:style style:name="T17" style:family="text">
      <style:text-properties officeooo:rsid="003c87cc" style:font-size-complex="3pt"/>
    </style:style>
    <style:style style:name="T18" style:family="text">
      <style:text-properties officeooo:rsid="0040a045"/>
    </style:style>
    <style:style style:name="T19" style:family="text">
      <style:text-properties officeooo:rsid="00427d49"/>
    </style:style>
    <style:style style:name="T20" style:family="text">
      <style:text-properties officeooo:rsid="004352f7"/>
    </style:style>
    <style:style style:name="T21" style:family="text">
      <style:text-properties fo:font-size="12pt" fo:font-style="normal" officeooo:rsid="001a7abf" style:font-name-asian="Droid Sans Fallback" style:font-size-asian="12pt" style:font-style-asian="normal" style:font-name-complex="FreeSans2" style:font-size-complex="12pt" style:font-style-complex="normal"/>
    </style:style>
    <style:style style:name="T22" style:family="text">
      <style:text-properties officeooo:rsid="001f5956"/>
    </style:style>
    <style:style style:name="T23" style:family="text">
      <style:text-properties officeooo:rsid="004dc4d9"/>
    </style:style>
    <style:style style:name="T24" style:family="text">
      <style:text-properties style:font-name="Tuffy" fo:font-size="96pt" style:font-size-asian="96pt" style:font-size-complex="96pt"/>
    </style:style>
    <style:style style:name="T25" style:family="text">
      <style:text-properties style:font-name="FreeSans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0.6752in" fo:min-width="0.1693in" fo:padding-top="0.2953in" fo:padding-bottom="0.3937in" fo:padding-left="0.3937in" fo:padding-right="0.3937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28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000000" draw:marker-start-width="0.1689in" draw:marker-end="" draw:marker-end-width="0.0799in" draw:fill="solid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vg:stroke-width="0.0201in" svg:stroke-color="#000000" draw:marker-start="" draw:marker-start-width="0.0783in" draw:marker-end="" draw:marker-end-width="0.0799in" draw:fill="solid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svg:stroke-width="0.0201in" svg:stroke-color="#000000" draw:marker-start="" draw:marker-start-width="0.0783in" draw:marker-end="Linienspitzen_20_1" draw:marker-end-width="0.0799in" draw:fill="solid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svg:stroke-width="0.0193in" svg:stroke-color="#000000" draw:marker-start-width="0.1681in" draw:marker-end="Linienspitzen_20_1" draw:marker-end-width="0.0783in" draw:fill="solid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2" svg:width="1.6343in" svg:height="2.2886in" svg:x="5.8291in" svg:y="0.6799in">
        <draw:text-box>
          <text:p><text:span text:style-name="T24">Ü</text:span></text:p>
        </draw:text-box>
      </draw:frame>
      <draw:frame text:anchor-type="page" text:anchor-page-number="1" draw:z-index="1" draw:style-name="gr2" draw:text-style-name="P13" svg:width="0.0933in" svg:height="0.228in" svg:x="6.0457in" svg:y="1.4146in">
        <draw:text-box>
          <text:p><text:span text:style-name="T25">1</text:span></text:p>
        </draw:text-box>
      </draw:frame>
      <draw:path text:anchor-type="page" text:anchor-page-number="1" draw:z-index="2" draw:style-name="gr3" draw:text-style-name="P14" svg:width="0.8417in" svg:height="0.4988in" draw:transform="rotate (0.00418879020478639) translate (6.23182387689441in 1.85381691015927in)" svg:viewBox="0 0 2139 1268" svg:d="M0 0c-3 1637 2118 1744 2139 0">
        <text:p/>
      </draw:path>
      <draw:line text:anchor-type="page" text:anchor-page-number="1" draw:z-index="3" draw:style-name="gr4" draw:text-style-name="P14" svg:x1="6.2319in" svg:y1="1.8681in" svg:x2="6.2319in" svg:y2="1.2945in">
        <text:p/>
      </draw:line>
      <draw:line text:anchor-type="page" text:anchor-page-number="1" draw:z-index="4" draw:style-name="gr5" draw:text-style-name="P14" svg:x1="7.0736in" svg:y1="1.8681in" svg:x2="7.0736in" svg:y2="1.2945in">
        <text:p/>
      </draw:line>
      <draw:path text:anchor-type="page" text:anchor-page-number="1" draw:z-index="5" draw:style-name="gr6" draw:text-style-name="P14" svg:width="0.1815in" svg:height="0.1217in" draw:transform="skewX (0.00191986217719374) rotate (-2.07135675626687) translate (6.47551653683953in 0.901522830615717in)" svg:viewBox="0 0 462 310" svg:d="M433 131c-383 554-757-383 29-62">
        <text:p/>
      </draw:path>
      <draw:frame text:anchor-type="page" text:anchor-page-number="1" draw:z-index="6" draw:style-name="gr2" draw:text-style-name="P13" svg:width="0.113in" svg:height="0.228in" svg:x="6.1602in" svg:y="0.6665in">
        <draw:text-box>
          <text:p><text:span text:style-name="T25">2</text:span></text:p>
        </draw:text-box>
      </draw:frame>
      <draw:path text:anchor-type="page" text:anchor-page-number="1" draw:z-index="7" draw:style-name="gr6" draw:text-style-name="P14" svg:width="0.1815in" svg:height="0.1217in" draw:transform="skewX (0.00191986217719374) rotate (-2.07135675626687) translate (6.81023875906177in 0.901522830615717in)" svg:viewBox="0 0 462 310" svg:d="M433 131c-383 554-757-383 29-62">
        <text:p/>
      </draw:path>
      <draw:frame text:anchor-type="page" text:anchor-page-number="1" draw:z-index="8" draw:style-name="gr2" draw:text-style-name="P13" svg:width="0.113in" svg:height="0.228in" svg:x="6.4953in" svg:y="0.6665in">
        <draw:text-box>
          <text:p><text:span text:style-name="T25">3</text:span></text:p>
        </draw:text-box>
      </draw:frame>
      <text:p text:style-name="P7">LATIN CAPITAL LETTER <text:span text:style-name="T15">U WITH DIAERESIS</text:span></text:p>
      <text:p text:style-name="P8">Das große <text:span text:style-name="T19">Ü</text:span></text:p>
      <text:p text:style-name="P3"/>
      <text:p text:style-name="P6"><text:span text:style-name="T20">Übung </text:span><text:span text:style-name="T2">•</text:span><text:span text:style-name="T8"> </text:span><text:span text:style-name="T13">Überwachung</text:span><text:span text:style-name="T21"> </text:span><text:span text:style-name="T3">• </text:span><text:span text:style-name="T4">Überstunde</text:span><text:span text:style-name="T5">n</text:span><text:span text:style-name="T21"> </text:span><text:span text:style-name="T3">• </text:span><text:span text:style-name="T6">Über</text:span><text:span text:style-name="T7">b</text:span><text:span text:style-name="T6">lick</text:span></text:p>
      <text:p text:style-name="P5"><text:span text:style-name="Outline_5f_very_5f_large"><text:span text:style-name="T12">Ü</text:span></text:span><text:span text:style-name="Outline_5f_very_5f_large"><text:span text:style-name="T10"> </text:span></text:span><text:span text:style-name="Outline_5f_very_5f_large"><text:span text:style-name="T12">Ü</text:span></text:span><text:span text:style-name="Outline_5f_very_5f_large"><text:span text:style-name="T10"> </text:span></text:span><text:span text:style-name="Outline_5f_very_5f_large"><text:span text:style-name="T12">Ü</text:span></text:span><text:span text:style-name="Outline_5f_very_5f_large"><text:span text:style-name="T10"> </text:span></text:span><text:span text:style-name="Outline_5f_very_5f_large"><text:span text:style-name="T12">Ü</text:span></text:span><text:span text:style-name="Outline_5f_very_5f_large"><text:span text:style-name="T10"> </text:span></text:span><text:span text:style-name="Outline_5f_very_5f_large"><text:span text:style-name="T12">Ü</text:span></text:span></text:p>
      <text:p text:style-name="P4"><text:span text:style-name="Outline_5f_large"><text:span text:style-name="T9">Ü</text:span></text:span><text:span text:style-name="Outline_5f_large"><text:span text:style-name="T11"> </text:span></text:span><text:span text:style-name="Outline_5f_large"><text:span text:style-name="T9">Ü</text:span></text:span><text:span text:style-name="Outline_5f_large"><text:span text:style-name="T11"> </text:span></text:span><text:span text:style-name="Outline_5f_large"><text:span text:style-name="T9">Ü</text:span></text:span><text:span text:style-name="Outline_5f_large"><text:span text:style-name="T11"> </text:span></text:span><text:span text:style-name="Outline_5f_large"><text:span text:style-name="T9">Ü</text:span></text:span><text:span text:style-name="Outline_5f_large"><text:span text:style-name="T11"> </text:span></text:span><text:span text:style-name="Outline_5f_large"><text:span text:style-name="T9">Ü</text:span></text:span><text:span text:style-name="Outline_5f_large"><text:span text:style-name="T11"> </text:span></text:span><text:span text:style-name="Outline_5f_large"><text:span text:style-name="T9">Ü</text:span></text:span><text:span text:style-name="Outline_5f_large"><text:span text:style-name="T11"> </text:span></text:span><text:span text:style-name="Outline_5f_large"><text:span text:style-name="T9">Ü</text:span></text:span><text:span text:style-name="Outline_5f_large"><text:span text:style-name="T11"> </text:span></text:span><text:span text:style-name="Outline_5f_large"><text:span text:style-name="T9">Ü</text:span></text:span><text:span text:style-name="Outline_5f_large"><text:span text:style-name="T11"> </text:span></text:span><text:span text:style-name="Outline_5f_large"><text:span text:style-name="T9">Ü</text:span></text:span><text:span text:style-name="Outline_5f_large"><text:span text:style-name="T11"> </text:span></text:span><text:span text:style-name="Outline_5f_large"><text:span text:style-name="T9">Ü</text:span></text:span><text:span text:style-name="Outline_5f_large"><text:span text:style-name="T11"> </text:span></text:span><text:span text:style-name="Outline_5f_large"><text:span text:style-name="T9">Ü</text:span></text:span><text:span text:style-name="Outline_5f_large"><text:span text:style-name="T11"> </text:span></text:span><text:span text:style-name="Outline_5f_large"><text:span text:style-name="T9">Ü</text:span></text:span><text:span text:style-name="Outline_5f_large"><text:span text:style-name="T11"> </text:span></text:span><text:span text:style-name="Outline_5f_large"><text:span text:style-name="T9">Ü</text:span></text:span><text:span text:style-name="Outline_5f_large"><text:span text:style-name="T11"> </text:span></text:span><text:span text:style-name="Outline_5f_large"><text:span text:style-name="T9">Ü</text:span></text:span><text:span text:style-name="Outline_5f_large"><text:span text:style-name="T11"> </text:span></text:span><text:span text:style-name="Outline_5f_large"><text:span text:style-name="T9">Ü</text:span></text:span></text:p>
      <text:p text:style-name="P11"><text:span text:style-name="Outline"><text:span text:style-name="T14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/text:p>
      <text:p text:style-name="P10"><text:span text:style-name="Outline"><text:span text:style-name="T14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/text:p>
      <text:p text:style-name="P10"><text:span text:style-name="Outline"><text:span text:style-name="T14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/text:p>
      <text:p text:style-name="P10"><text:span text:style-name="Outline"><text:span text:style-name="T14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/text:p>
      <text:p text:style-name="P10"><text:span text:style-name="Outline"><text:span text:style-name="T14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/text:p>
      <text:p text:style-name="P10"><text:span text:style-name="Outline"><text:span text:style-name="T14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/text:p>
      <text:p text:style-name="P10"><text:span text:style-name="Outline"><text:span text:style-name="T14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/text:p>
      <text:p text:style-name="P10"><text:span text:style-name="Outline"><text:span text:style-name="T14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/text:p>
      <text:p text:style-name="P10"><text:span text:style-name="Outline"><text:span text:style-name="T14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/text:p>
      <text:p text:style-name="P10"><text:span text:style-name="Outline"><text:span text:style-name="T14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/text:p>
      <text:p text:style-name="P10"><text:span text:style-name="Outline"><text:span text:style-name="T14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/text:p>
      <text:p text:style-name="P10"><text:span text:style-name="Outline"><text:span text:style-name="T14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/text:p>
      <text:p text:style-name="P10"><text:span text:style-name="Outline"><text:span text:style-name="T14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text:span text:style-name="Outline"><text:span text:style-name="T16"> </text:span></text:span><text:span text:style-name="Outline"><text:span text:style-name="T17">Ü</text:span></text:span></text:p>
      <text:p text:style-name="P9"><draw:line text:anchor-type="paragraph" draw:z-index="9" draw:style-name="gr7" draw:text-style-name="P15" svg:x1="0in" svg:y1="0.1256in" svg:x2="6.6929in" svg:y2="0.1256in"><text:p/></draw:line><draw:line text:anchor-type="paragraph" draw:z-index="10" draw:style-name="gr7" draw:text-style-name="P15" svg:x1="0in" svg:y1="0.2835in" svg:x2="6.6929in" svg:y2="0.2835in"><text:p/></draw:line><draw:line text:anchor-type="paragraph" draw:z-index="11" draw:style-name="gr7" draw:text-style-name="P15" svg:x1="0in" svg:y1="0.3626in" svg:x2="6.6929in" svg:y2="0.3626in"><text:p/></draw:line><draw:line text:anchor-type="paragraph" draw:z-index="12" draw:style-name="gr7" draw:text-style-name="P15" svg:x1="0in" svg:y1="0.2047in" svg:x2="6.6929in" svg:y2="0.2047in"><text:p/></draw:line><text:span text:style-name="Outline"><text:span text:style-name="T18">Ü</text:span></text:span></text:p>
      <text:p text:style-name="P9"><draw:line text:anchor-type="paragraph" draw:z-index="13" draw:style-name="gr7" draw:text-style-name="P15" svg:x1="0in" svg:y1="0.1256in" svg:x2="6.6929in" svg:y2="0.1256in"><text:p/></draw:line><draw:line text:anchor-type="paragraph" draw:z-index="14" draw:style-name="gr7" draw:text-style-name="P15" svg:x1="0in" svg:y1="0.3626in" svg:x2="6.6929in" svg:y2="0.3626in"><text:p/></draw:line><text:span text:style-name="Outline"><text:span text:style-name="T18">Ü</text:span></text:span></text:p>
      <text:p text:style-name="P1"/>
      <text:p text:style-name="P1"/>
      <text:p text:style-name="P1"/>
      <text:p text:style-name="P1"/>
      <text:p text:style-name="P2"><text:span text:style-name="T1">©</text:span> Copyright 2016-<text:span text:style-name="T23">2017</text:span> Stephan Kreutzer, <text:span text:style-name="T22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Tuffy" svg:font-family="Tuffy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draw:marker draw:name="Linienspitzen_20_2" draw:display-name="Linienspitzen 2" svg:viewBox="0 0 10 10" svg:d="M0 0h10v10h-1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7-06-04T18:22:13.749406954</dc:date>
    <dc:creator>User </dc:creator>
    <meta:editing-duration>PT1H45M56S</meta:editing-duration>
    <meta:editing-cycles>71</meta:editing-cycles>
    <meta:generator>LibreOffice/4.2.8.2$Linux_X86_64 LibreOffice_project/420m0$Build-2</meta:generator>
    <meta:document-statistic meta:table-count="0" meta:image-count="0" meta:object-count="0" meta:page-count="1" meta:paragraph-count="21" meta:word-count="458" meta:character-count="1098" meta:non-whitespace-character-count="661"/>
  </office:meta>
</office:document-meta>
</file>